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21fc" officeooo:paragraph-rsid="001a21fc"/>
    </style:style>
    <style:style style:name="P2" style:family="paragraph" style:parent-style-name="Standard">
      <style:text-properties officeooo:rsid="001a21fc" officeooo:paragraph-rsid="001bd3b7"/>
    </style:style>
    <style:style style:name="P3" style:family="paragraph" style:parent-style-name="Standard">
      <style:text-properties officeooo:rsid="001bd3b7" officeooo:paragraph-rsid="001bd3b7"/>
    </style:style>
    <style:style style:name="P4" style:family="paragraph" style:parent-style-name="Standard">
      <style:text-properties officeooo:rsid="001bd3b7" officeooo:paragraph-rsid="001bd3b7"/>
    </style:style>
    <style:style style:name="P5" style:family="paragraph" style:parent-style-name="Standard">
      <style:text-properties officeooo:rsid="001bd3b7" officeooo:paragraph-rsid="001dbcca"/>
    </style:style>
    <style:style style:name="P6" style:family="paragraph" style:parent-style-name="Standard">
      <style:text-properties officeooo:rsid="001dbcca" officeooo:paragraph-rsid="001dbcca"/>
    </style:style>
    <style:style style:name="T1" style:family="text">
      <style:text-properties officeooo:rsid="001bd3b7"/>
    </style:style>
    <style:style style:name="T2" style:family="text">
      <style:text-properties officeooo:rsid="001dbcca"/>
    </style:style>
    <style:style style:name="T3" style:family="text">
      <style:text-properties officeooo:rsid="001f7d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tab/>a) Gato come peixe, pássaro e eu.</text:p>
      <text:p text:style-name="P1"><text:tab/>gosta(passaro,minhoca).</text:p>
      <text:p text:style-name="P1"><text:tab/>gosta(gato,peixe).</text:p>
      <text:p text:style-name="P1"><text:tab/>gosta(gato,passaro).</text:p>
      <text:p text:style-name="P1"><text:tab/>gosta(eu,gato).</text:p>
      <text:p text:style-name="P1"><text:tab/>gosta(gato,eu).</text:p>
      <text:p text:style-name="P1"/>
      <text:p text:style-name="P1"><text:tab/>gato_come(X):-gosta(gato,X). </text:p>
      <text:p text:style-name="P1"><text:tab/></text:p>
      <text:p text:style-name="P1"><text:tab/>b) Não está razoável, o problema está na especificação original</text:p>
      <text:p text:style-name="P1"><text:tab/>gosta(passaro,minhoca).</text:p>
      <text:p text:style-name="P1"><text:tab/>gosta(gato,peixe).</text:p>
      <text:p text:style-name="P1"><text:tab/>gosta(gato,passaro).</text:p>
      <text:p text:style-name="P1"><text:tab/>gosta(eu,gato).</text:p>
      <text:p text:style-name="P1"><text:tab/>gosta(gato,eu).</text:p>
      <text:p text:style-name="P1"/>
      <text:p text:style-name="P1"><text:tab/>comestivel(minhoca).</text:p>
      <text:p text:style-name="P1"><text:tab/>comestivel(peixe).</text:p>
      <text:p text:style-name="P1"><text:tab/>comestivel(passaro).</text:p>
      <text:p text:style-name="P1"/>
      <text:p text:style-name="P1"><text:tab/>gato_come(X):-gosta(gato,X),comestivel(X). </text:p>
      <text:p text:style-name="P1"/>
      <text:p text:style-name="P2">2)<text:tab/><text:span text:style-name="T1">R: Quinta</text:span></text:p>
      <text:p text:style-name="P2"/>
      <text:p text:style-name="P3"><text:tab/>mente(leao,1).</text:p>
      <text:p text:style-name="P3"><text:tab/>mente(leao,2).</text:p>
      <text:p text:style-name="P3"><text:tab/>mente(leao,3).</text:p>
      <text:p text:style-name="P3"/>
      <text:p text:style-name="P3"><text:tab/>mente(unicornio,4).</text:p>
      <text:p text:style-name="P3"><text:tab/>mente(unicornio,5).</text:p>
      <text:p text:style-name="P3"><text:tab/>mente(unicornio,6).</text:p>
      <text:p text:style-name="P3"/>
      <text:p text:style-name="P3"><text:tab/>dia('domingo',0).</text:p>
      <text:p text:style-name="P3"><text:tab/>dia('segunda',1).</text:p>
      <text:p text:style-name="P3"><text:tab/>dia('terça',2).</text:p>
      <text:p text:style-name="P3"><text:tab/>dia('quarta',3).</text:p>
      <text:p text:style-name="P3"><text:tab/>dia('quinta',4).</text:p>
      <text:p text:style-name="P3"><text:tab/>dia('sexta',5).</text:p>
      <text:p text:style-name="P3"><text:tab/>dia('sabado',6).</text:p>
      <text:p text:style-name="P3"/>
      <text:p text:style-name="P3"><text:tab/>ontem(0,1).</text:p>
      <text:p text:style-name="P3"><text:tab/>ontem(1,2).</text:p>
      <text:p text:style-name="P3"><text:tab/>ontem(2,3).</text:p>
      <text:p text:style-name="P3"><text:tab/>ontem(3,4).</text:p>
      <text:p text:style-name="P3"><text:tab/>ontem(4,5).</text:p>
      <text:p text:style-name="P3"><text:tab/>ontem(5,6).</text:p>
      <text:p text:style-name="P3"><text:tab/>ontem(6,0).</text:p>
      <text:p text:style-name="P3"/>
      <text:p text:style-name="P3"><text:tab/>quediaehoje(D):- ontem(Y,X)<text:tab/>,<text:tab/><text:tab/><text:tab/><text:tab/><text:tab/>(mente(leao,X),not(mente(leao,Y));mente(leao,Y),not(mente(leao,X))),<text:tab/>(mente(unicornio,X),not(mente(unicornio,Y));mente(unicornio,Y),not(mente(unicornio,X)))</text:p>
      <text:p text:style-name="P3"><text:tab/>,dia(D,X).</text:p>
      <text:p text:style-name="P3"><text:soft-page-break/></text:p>
      <text:p text:style-name="P3"><text:tab/></text:p>
      <text:p text:style-name="P1"/>
      <text:p text:style-name="P5">3)<text:tab/><text:span text:style-name="T2">homens([carlos,mario,jose,joao]).</text:span></text:p>
      <text:p text:style-name="P6"><text:tab/>mulheres([maria,ana,joana,helena]).</text:p>
      <text:p text:style-name="P6"><text:tab/>progenitores([(jose,joao),(maria,joao),(jose,ana),(maria,ana),(ana,helena),(ana,joana),<text:tab/>(joao,mario),(helena,carlos),(mario,carlos)]).</text:p>
      <text:p text:style-name="P6"/>
      <text:p text:style-name="P6"><text:tab/>pertence(X,[X|T]).</text:p>
      <text:p text:style-name="P6"><text:tab/>pertence(X,[H|T]):- pertence(X,T).</text:p>
      <text:p text:style-name="P6"><text:tab/></text:p>
      <text:p text:style-name="P6"><text:tab/>homem(X):-homens(L),pertence(X,L).</text:p>
      <text:p text:style-name="P6"><text:tab/>mulher(X):-mulheres(L),pertence(X,L).</text:p>
      <text:p text:style-name="P6"><text:tab/>progenitor(X,Y):-progenitores(L), pertence((X,Y),L).</text:p>
      <text:p text:style-name="P6"><text:tab/></text:p>
      <text:p text:style-name="P6"><text:tab/>irma(X,Y):-progenitor(A,X),progenitor(A,Y),X\==Y, mulher(X).</text:p>
      <text:p text:style-name="P6"><text:tab/>irmao(X,Y):-progenitor(A,X),progenitor(A,Y),X\==Y, homem(X).</text:p>
      <text:p text:style-name="P6"/>
      <text:p text:style-name="P6"><text:tab/>descendente(X,Y):-progenitor(X,Y).</text:p>
      <text:p text:style-name="P6"><text:tab/>descendente(X,Y):-progenitor(X,A),descendente(A,Y).</text:p>
      <text:p text:style-name="P6"/>
      <text:p text:style-name="P6"><text:tab/>avo(X,Y):-progenitor(X,A),progenitor(A,Y),homem(X).</text:p>
      <text:p text:style-name="P6"><text:tab/>avo_a(X,Y):-progenitor(X,A),progenitor(A,Y),mulher(X).</text:p>
      <text:p text:style-name="P6"><text:tab/></text:p>
      <text:p text:style-name="P6"><text:tab/>pai(X,Y):-progenitor(X,Y),homem(X).</text:p>
      <text:p text:style-name="P6"><text:tab/>mae(X,Y):-progenitor(X,Y),mulher(X).</text:p>
      <text:p text:style-name="P6"/>
      <text:p text:style-name="P6"><text:tab/>tio(X,Y):-irmao(X,A),progenitor(A,Y).</text:p>
      <text:p text:style-name="P6"><text:tab/>tia(X,Y):-irma(X,A),progenitor(A,Y).</text:p>
      <text:p text:style-name="P6"><text:tab/><text:tab/></text:p>
      <text:p text:style-name="P6"><text:tab/>primo(X,Y):-irmao(A,B),progenitor(A,X),progenitor(B,Y),X\==Y.</text:p>
      <text:p text:style-name="P6"><text:tab/>prima(X,Y):-irma(A,B),progenitor(A,X),progenitor(B,Y),X\==Y.</text:p>
      <text:p text:style-name="P5"/>
      <text:p text:style-name="P5"/>
      <text:p text:style-name="P5"><text:tab/>1) sim</text:p>
      <text:p text:style-name="P3"><text:tab/>2)joao e ana</text:p>
      <text:p text:style-name="P3"><text:tab/>3)<text:span text:style-name="T3">helena e joana</text:span></text:p>
      <text:p text:style-name="P3"><text:tab/>4)<text:span text:style-name="T3">helena, mario, jose, maria, ana, joao</text:span></text:p>
      <text:p text:style-name="P3"><text:tab/>5)<text:span text:style-name="T3">tem joana como ir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9:07:06.225738612</meta:creation-date>
    <dc:date>2018-03-20T21:18:29.719716462</dc:date>
    <meta:editing-duration>PT1H27M28S</meta:editing-duration>
    <meta:editing-cycles>4</meta:editing-cycles>
    <meta:generator>LibreOffice/5.3.5.2$Linux_X86_64 LibreOffice_project/30m0$Build-2</meta:generator>
    <meta:document-statistic meta:table-count="0" meta:image-count="0" meta:object-count="0" meta:page-count="2" meta:paragraph-count="71" meta:word-count="106" meta:character-count="2030" meta:non-whitespace-character-count="1913"/>
  </office:meta>
</office:document-meta>
</file>